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1cm" fo:min-width="3.786cm"/>
    </style:style>
    <style:style style:name="gr2" style:family="graphic" style:parent-style-name="standard">
      <style:graphic-properties draw:textarea-horizontal-align="justify" draw:textarea-vertical-align="middle" draw:auto-grow-height="false" fo:min-height="1.751cm" fo:min-width="3.787cm"/>
    </style:style>
    <style:style style:name="gr3" style:family="graphic" style:parent-style-name="standard">
      <style:graphic-properties draw:textarea-horizontal-align="justify" draw:textarea-vertical-align="middle" draw:auto-grow-height="false" fo:min-height="1.751cm" fo:min-width="1.628cm"/>
    </style:style>
    <style:style style:name="gr4" style:family="graphic" style:parent-style-name="standard">
      <style:graphic-properties draw:textarea-horizontal-align="justify" draw:textarea-vertical-align="middle" draw:auto-grow-height="false" fo:min-height="0.704cm" fo:min-width="0.557cm"/>
    </style:style>
    <style:style style:name="gr5" style:family="graphic" style:parent-style-name="standard">
      <style:graphic-properties draw:textarea-horizontal-align="justify" draw:textarea-vertical-align="middle" draw:auto-grow-height="false" fo:min-height="5.642cm" fo:min-width="6.036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952cm" svg:height="2.667cm" draw:transform="rotate (0.602138591938044) translate (3.482cm 7.989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4.953cm" svg:height="2.667cm" draw:transform="rotate (0.602138591938044) translate (3.646cm 7.105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794cm" svg:height="2.667cm" draw:transform="rotate (0.602138591938044) translate (2.494cm 5.431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794cm" svg:height="2.667cm" draw:transform="rotate (0.602138591938044) translate (2.331cm 6.313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794cm" svg:height="2.667cm" draw:transform="rotate (0.602138591938044) translate (4.215cm 4.249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4.503cm 4.095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111cm 4.875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354cm 3.477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932cm 4.278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4.407cm 4.625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014cm 5.405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257cm 4.006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836cm 4.808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794cm" svg:height="2.667cm" draw:transform="rotate (0.602138591938044) translate (4.125cm 5.071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4.413cm 4.918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02cm 5.699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263cm 4.3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841cm 5.101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4.316cm 5.448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4.924cm 6.228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166cm 4.829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74cm" svg:height="1.27cm" draw:transform="rotate (0.602138591938044) translate (5.745cm 5.63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8.499cm" svg:height="7.855cm" draw:transform="skewX (5.57878623826212E-017) rotate (0.339815605363296) translate (0.619cm 3.96cm)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68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3:59:04.393199345</meta:creation-date>
    <dc:date>2019-06-05T14:35:56.424422382</dc:date>
    <meta:editing-duration>PT26M</meta:editing-duration>
    <meta:editing-cycles>4</meta:editing-cycles>
    <meta:generator>LibreOffice/6.1.5.2$Linux_X86_64 LibreOffice_project/10$Build-2</meta:generator>
    <meta:document-statistic meta:object-count="23"/>
  </office:meta>
</office:document-meta>
</file>